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draw:fill="solid" draw:fill-color="#ffe994"/>
    </style:style>
    <style:style style:name="gr1" style:family="graphic" style:parent-style-name="standard">
      <style:graphic-properties draw:stroke="none" svg:stroke-color="#000000" draw:fill="none" draw:fill-color="#ffffff" draw:textarea-vertical-align="middle" fo:min-height="1.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049cm"/>
      <style:paragraph-properties style:writing-mode="lr-tb"/>
    </style:style>
    <style:style style:name="gr3" style:family="graphic" style:parent-style-name="objectwithoutfill">
      <style:graphic-properties draw:stroke="dash" draw:stroke-dash="Long_20_Dash_20_Dot" svg:stroke-width="0.106cm" draw:marker-start="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a933" draw:marker-start-width="0.359cm" draw:marker-end-width="0.359cm" draw:fill="none" draw:fill-color="#00a933" draw:textarea-horizontal-align="justify" draw:textarea-vertical-align="middle" draw:auto-grow-height="false" fo:min-height="1.25cm" fo:min-width="5.1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solid" draw:stroke-dash="Dot" svg:stroke-width="0.106cm" svg:stroke-color="#00a933" draw:marker-start="" draw:marker-start-width="0.359cm" draw:marker-end-width="0.359cm" draw:fill="none" draw:fill-color="#168253" draw:textarea-horizontal-align="justify" draw:textarea-vertical-align="middle" draw:auto-grow-height="false" fo:min-height="10.344cm" fo:min-width="8.694cm" fo:padding-top="0.178cm" fo:padding-bottom="0.178cm" fo:padding-left="0.303cm" fo:padding-right="0.303cm"/>
    </style:style>
    <style:style style:name="gr6" style:family="graphic" style:parent-style-name="standard">
      <style:graphic-properties svg:stroke-color="#00a933" draw:marker-start="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00a933" draw:marker-start="Arrow" draw:marker-start-width="0.3cm" draw:marker-end="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83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62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5cm" fo:min-width="7.2cm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25cm" fo:min-width="4.5cm"/>
      <style:paragraph-properties style:writing-mode="lr-tb"/>
    </style:style>
    <style:style style:name="gr12" style:family="graphic" style:parent-style-name="objectwithoutfill">
      <style:graphic-properties svg:stroke-width="0.106cm" svg:stroke-color="#ff860d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ea7500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9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7.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1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15cm"/>
      <style:paragraph-properties style:writing-mode="lr-tb"/>
    </style:style>
    <style:style style:name="gr18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7.744cm" fo:min-width="6.094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7.744cm" fo:min-width="6.194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a933" fo:font-size="36pt" style:font-size-asian="36pt" style:font-size-complex="3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00a933"/>
      <style:paragraph-properties fo:text-align="center" style:writing-mode="lr-tb"/>
    </style:style>
    <style:style style:name="P7" style:family="paragraph">
      <loext:graphic-properties draw:fill="none" draw:fill-color="#168253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P12" style:family="paragraph">
      <loext:graphic-properties draw:fill-color="#729fc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ea7500" fo:font-weight="bold" style:font-weight-asian="bold" style:font-weight-complex="bold"/>
    </style:style>
    <style:style style:name="P14" style:family="paragraph">
      <style:paragraph-properties fo:text-align="center"/>
      <style:text-properties fo:color="#f10d0c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10d0c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42pt" style:font-size-asian="42pt" style:font-size-complex="4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ea7500" fo:font-weight="bold" style:font-weight-asian="bold" style:font-weight-complex="bold"/>
    </style:style>
    <style:style style:name="T4" style:family="text">
      <style:text-properties fo:color="#f10d0c" fo:font-weight="bold" style:font-weight-asian="bold" style:font-weight-complex="bold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7cm" svg:height="2.2cm" svg:x="17.3cm" svg:y="3.1cm">
          <draw:text-box>
            <text:p text:style-name="P1"><text:span text:style-name="T1">客户端</text:span></text:p>
          </draw:text-box>
        </draw:frame>
        <draw:frame draw:style-name="gr2" draw:text-style-name="P3" draw:layer="layout" svg:width="6.4cm" svg:height="2.299cm" svg:x="3.4cm" svg:y="3.101cm">
          <draw:text-box>
            <text:p text:style-name="P1"><text:span text:style-name="T1">服务端</text:span></text:p>
          </draw:text-box>
        </draw:frame>
        <draw:line draw:style-name="gr3" draw:text-style-name="P4" draw:layer="layout" svg:x1="13.8cm" svg:y1="3.2cm" svg:x2="13.9cm" svg:y2="19.7cm">
          <text:p/>
        </draw:line>
        <draw:custom-shape draw:style-name="gr4" draw:text-style-name="P6" draw:layer="layout" svg:width="5.6cm" svg:height="1.5cm" svg:x="18.1cm" svg:y="18.1cm">
          <text:p text:style-name="P5">玩家游戏界面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9.3cm" svg:height="10.7cm" svg:x="16.2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0.5cm" svg:y1="16.2cm" svg:x2="20.5cm" svg:y2="17.9cm">
          <text:p/>
        </draw:line>
        <draw:line draw:style-name="gr7" draw:text-style-name="P1" draw:layer="layout" svg:x1="21.2cm" svg:y1="16.2cm" svg:x2="21.2cm" svg:y2="17.9cm">
          <text:p/>
        </draw:line>
        <draw:frame draw:style-name="gr8" draw:text-style-name="P9" draw:layer="layout" svg:width="3.5cm" svg:height="2.089cm" svg:x="21.2cm" svg:y="16cm">
          <draw:text-box>
            <text:p text:style-name="P8"><text:span text:style-name="T2">鼠标点击、</text:span></text:p>
            <text:p text:style-name="P8"><text:span text:style-name="T2">键盘按键等</text:span></text:p>
          </draw:text-box>
        </draw:frame>
        <draw:frame draw:style-name="gr9" draw:text-style-name="P11" draw:layer="layout" svg:width="3.5cm" svg:height="1.877cm" svg:x="16.9cm" svg:y="16.1cm">
          <draw:text-box>
            <text:p text:style-name="P10"><text:span text:style-name="T2">粒子效果、</text:span></text:p>
            <text:p text:style-name="P10"><text:span text:style-name="T2">声音事件等</text:span></text:p>
          </draw:text-box>
        </draw:frame>
        <draw:custom-shape draw:style-name="gr10" draw:text-style-name="P5" draw:layer="layout" svg:width="7.7cm" svg:height="1.8cm" svg:x="17cm" svg:y="13.7cm">
          <text:p text:style-name="P5">渲染系统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1" draw:id="id1" draw:layer="layout" svg:width="5cm" svg:height="1.5cm" svg:x="4.1cm" svg:y="5.7cm">
          <text:p text:style-name="P5">ServerPlayer</text:p>
          <draw:enhanced-geometry svg:viewBox="0 0 21600 21600" draw:type="rectangle" draw:enhanced-path="M 0 0 L 21600 0 21600 21600 0 21600 0 0 Z N"/>
        </draw:custom-shape>
        <draw:custom-shape draw:style-name="gr11" draw:text-style-name="P12" xml:id="id3" draw:id="id3" draw:layer="layout" svg:width="5cm" svg:height="1.5cm" svg:x="4.1cm" svg:y="7.7cm">
          <text:p text:style-name="P5">ServerWorld</text:p>
          <draw:enhanced-geometry svg:viewBox="0 0 21600 21600" draw:type="rectangle" draw:enhanced-path="M 0 0 L 21600 0 21600 21600 0 21600 0 0 Z N"/>
        </draw:custom-shape>
        <draw:custom-shape draw:style-name="gr11" draw:text-style-name="P12" xml:id="id5" draw:id="id5" draw:layer="layout" svg:width="5cm" svg:height="1.5cm" svg:x="4.1cm" svg:y="9.7cm">
          <text:p text:style-name="P5">Container</text:p>
          <draw:enhanced-geometry svg:viewBox="0 0 21600 21600" draw:type="rectangle" draw:enhanced-path="M 0 0 L 21600 0 21600 21600 0 21600 0 0 Z N"/>
        </draw:custom-shape>
        <draw:custom-shape draw:style-name="gr11" draw:text-style-name="P12" xml:id="id2" draw:id="id2" draw:layer="layout" svg:width="5cm" svg:height="1.5cm" svg:x="18.3cm" svg:y="5.7cm">
          <text:p text:style-name="P5">ClientPlayer</text:p>
          <draw:enhanced-geometry svg:viewBox="0 0 21600 21600" draw:type="rectangle" draw:enhanced-path="M 0 0 L 21600 0 21600 21600 0 21600 0 0 Z N"/>
        </draw:custom-shape>
        <draw:custom-shape draw:style-name="gr11" draw:text-style-name="P12" xml:id="id4" draw:id="id4" draw:layer="layout" svg:width="5cm" svg:height="1.5cm" svg:x="18.3cm" svg:y="7.7cm">
          <text:p text:style-name="P5">ClientWorld</text:p>
          <draw:enhanced-geometry svg:viewBox="0 0 21600 21600" draw:type="rectangle" draw:enhanced-path="M 0 0 L 21600 0 21600 21600 0 21600 0 0 Z N"/>
        </draw:custom-shape>
        <draw:custom-shape draw:style-name="gr11" draw:text-style-name="P12" xml:id="id6" draw:id="id6" draw:layer="layout" svg:width="5cm" svg:height="1.5cm" svg:x="18.3cm" svg:y="9.7cm">
          <text:p text:style-name="P5">Container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5cm" svg:height="1.5cm" svg:x="18.3cm" svg:y="11.7cm">
          <text:p text:style-name="P5">……</text:p>
          <draw:enhanced-geometry svg:viewBox="0 0 21600 21600" draw:type="rectangle" draw:enhanced-path="M 0 0 L 21600 0 21600 21600 0 21600 0 0 Z N"/>
        </draw:custom-shape>
        <draw:custom-shape draw:style-name="gr11" draw:text-style-name="P12" xml:id="id7" draw:id="id7" draw:layer="layout" svg:width="5cm" svg:height="1.5cm" svg:x="4.1cm" svg:y="11.7cm">
          <text:p text:style-name="P5">……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9.1cm" svg:y1="6.45cm" svg:x2="18.3cm" svg:y2="6.45cm" draw:start-shape="id1" draw:start-glue-point="1" draw:end-shape="id2" draw:end-glue-point="3" svg:d="M9100 6450h9200" svg:viewBox="0 0 9201 1">
          <text:p/>
        </draw:connector>
        <draw:connector draw:style-name="gr13" draw:text-style-name="P4" draw:layer="layout" svg:x1="9.1cm" svg:y1="8.45cm" svg:x2="18.3cm" svg:y2="8.45cm" draw:start-shape="id3" draw:start-glue-point="1" draw:end-shape="id4" draw:end-glue-point="3" svg:d="M9100 8450h9200" svg:viewBox="0 0 9201 1">
          <text:p/>
        </draw:connector>
        <draw:connector draw:style-name="gr13" draw:text-style-name="P4" draw:layer="layout" svg:x1="9.1cm" svg:y1="10.45cm" svg:x2="18.3cm" svg:y2="10.45cm" draw:start-shape="id5" draw:start-glue-point="1" draw:end-shape="id6" draw:end-glue-point="3" svg:d="M9100 10450h9200" svg:viewBox="0 0 9201 1">
          <text:p/>
        </draw:connector>
        <draw:connector draw:style-name="gr13" draw:text-style-name="P4" draw:layer="layout" svg:x1="9.1cm" svg:y1="12.45cm" svg:x2="18.3cm" svg:y2="12.45cm" draw:start-shape="id7" draw:start-glue-point="1" draw:end-shape="id8" draw:end-glue-point="3" svg:d="M9100 12450h9200" svg:viewBox="0 0 9201 1">
          <text:p/>
        </draw:connector>
        <draw:frame draw:style-name="gr14" draw:text-style-name="P13" draw:layer="layout" svg:width="3.5cm" svg:height="1.17cm" svg:x="12.1cm" svg:y="6.365cm">
          <draw:text-box>
            <text:p text:style-name="P1"><text:span text:style-name="T3">发包同步</text:span></text:p>
          </draw:text-box>
        </draw:frame>
        <draw:frame draw:style-name="gr15" draw:text-style-name="P15" draw:layer="layout" svg:width="1.3cm" svg:height="7.7cm" svg:x="23.9cm" svg:y="5.6cm">
          <draw:text-box>
            <text:p text:style-name="P14"><text:span text:style-name="T4">客</text:span></text:p>
            <text:p text:style-name="P14"><text:span text:style-name="T4">户</text:span></text:p>
            <text:p text:style-name="P14"><text:span text:style-name="T4">端</text:span></text:p>
            <text:p text:style-name="P14"><text:span text:style-name="T4">数</text:span></text:p>
            <text:p text:style-name="P14"><text:span text:style-name="T4">据</text:span></text:p>
            <text:p text:style-name="P14"><text:span text:style-name="T4">模</text:span></text:p>
            <text:p text:style-name="P14"><text:span text:style-name="T4">型</text:span></text:p>
          </draw:text-box>
        </draw:frame>
        <draw:frame draw:style-name="gr15" draw:text-style-name="P15" draw:layer="layout" svg:width="1.4cm" svg:height="7.7cm" svg:x="2.074cm" svg:y="5.5cm">
          <draw:text-box>
            <text:p text:style-name="P14"><text:span text:style-name="T4">服</text:span></text:p>
            <text:p text:style-name="P14"><text:span text:style-name="T4">务</text:span></text:p>
            <text:p text:style-name="P14"><text:span text:style-name="T4">端</text:span></text:p>
            <text:p text:style-name="P14"><text:span text:style-name="T4">数</text:span></text:p>
            <text:p text:style-name="P14"><text:span text:style-name="T4">据</text:span></text:p>
            <text:p text:style-name="P14"><text:span text:style-name="T4">模</text:span></text:p>
            <text:p text:style-name="P14"><text:span text:style-name="T4">型</text:span></text:p>
          </draw:text-box>
        </draw:frame>
        <draw:frame draw:style-name="gr16" draw:text-style-name="P16" draw:layer="layout" svg:width="18.9cm" svg:height="2.398cm" svg:x="2.9cm" svg:y="0.815cm">
          <draw:text-box>
            <text:p text:style-name="P1"><text:span text:style-name="T5">Minecraft</text:span><text:span text:style-name="T5">游戏运行原理</text:span></text:p>
          </draw:text-box>
        </draw:frame>
        <draw:frame draw:style-name="gr17" draw:text-style-name="P17" draw:layer="layout" svg:width="4.9cm" svg:height="1.4cm" svg:x="19.9cm" svg:y="1.8cm">
          <draw:text-box>
            <text:p text:style-name="P1"><text:span text:style-name="T6">斌政工作室 </text:span><text:span text:style-name="T6">2020.11.23</text:span></text:p>
          </draw:text-box>
        </draw:frame>
        <draw:custom-shape draw:style-name="gr18" draw:text-style-name="P18" draw:layer="layout" svg:width="6.7cm" svg:height="8.1cm" svg:x="17.4cm" svg:y="5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6.8cm" svg:height="8.1cm" svg:x="3.2cm" svg:y="5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5:03:46.641527796</meta:creation-date>
    <dc:date>2020-11-22T22:02:06.545955063</dc:date>
    <meta:editing-duration>PT1H34S</meta:editing-duration>
    <meta:editing-cycles>49</meta:editing-cycles>
    <meta:generator>LibreOffice/6.4.6.2$Linux_X86_64 LibreOffice_project/40$Build-2</meta:generator>
    <meta:document-statistic meta:object-count="29"/>
  </office:meta>
</office:document-meta>
</file>